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fo:font-style="normal" style:font-style-asian="normal" style:font-style-complex="normal"/>
    </style:style>
    <style:style style:name="P2" style:family="paragraph" style:parent-style-name="Standard_20_gauche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au-delà de la limite<text:line-break/>au-delà<text:line-break/>de l'au-delà <text:span text:style-name="T1">s'était</text:span><text:span text:style-name="T2"> ouverte une porte<text:line-break/>sur un au-delà du moins<text:line-break/>du moins c'est ainsi qu'on le nommait<text:line-break/>du moins c'est ainsi qu'on l'aurait nommé si<text:line-break/>si on y avait pensé<text:line-break/>si on avait bien voulu admettre l'avoir imaginé<text:line-break/>si on avait bien voulu regarder au-delà<text:line-break/>de notre tyrannie de l'instant<text:line-break/>sans mémoire ni épaisseur<text:line-break/>course de hamster dans sa roue<text:line-break/>en quête d'une illusoire lumière<text:line-break/>maintenant<text:line-break/>ce n'est plus même trop tard<text:line-break/>les dés plus personne ne se souvient<text:line-break/>du résultat obtenu alors va savoir qui<text:line-break/>les avait jetés<text:line-break/>maintenant<text:line-break/>ça fait déjà un bout de temps maintenant<text:line-break/>que</text:span></text:p>
      <text:p text:style-name="P1"/>
      <text:p text:style-name="P1">au-delà<text:line-break/>du poids des mots</text:p>
      <text:p text:style-name="P1"/>
      <text:p text:style-name="P1">apesanteur du sens</text:p>
      <text:p text:style-name="P1"/>
      <text:p text:style-name="P1">j'ai bien peur de ne plus rien n'y comprendre<text:line-break/>caresse du dos de la main<text:line-break/>cet effroi<text:line-break/>qui m'offre une croisée des chem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52_au-delà_de_l_au-delà<text:tab/><text:tab/><text:date style:data-style-name="N108" text:date-value="2012-03-22T16:41:19" text:fixed="true">jeudi 22 mars 2012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6:41:20</meta:creation-date>
    <dc:title>blogiGor 052 : au-delà de l'au-delà</dc:title>
    <meta:editing-duration>PT2H59M49S</meta:editing-duration>
    <meta:editing-cycles>8</meta:editing-cycles>
    <meta:generator>LibreOffice/3.5$Linux_x86 LibreOffice_project/350m1$Build-102</meta:generator>
    <meta:initial-creator>Igor Milhit</meta:initial-creator>
    <meta:keyword>blogiGor</meta:keyword>
    <meta:keyword>folie meutrière</meta:keyword>
    <dc:date>2012-03-24T10:58:15</dc:date>
    <dc:creator>Igor Milhit</dc:creator>
    <meta:document-statistic meta:table-count="0" meta:image-count="0" meta:object-count="0" meta:page-count="1" meta:paragraph-count="6" meta:word-count="142" meta:character-count="808" meta:non-whitespace-character-count="669"/>
    <meta:user-defined meta:name="Info 1"/>
    <meta:user-defined meta:name="Info 2"/>
    <meta:user-defined meta:name="Info 3"/>
    <meta:user-defined meta:name="Info 4"/>
  </office:meta>
</office:document-meta>
</file>